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 empresa foi contratada para efectuar o mergulho?</text:p>
      <text:p text:style-name="Standard"/>
      <text:p text:style-name="Standard"/>
      <text:p text:style-name="Standard">Primeira imagem "Welcome to New York".</text:p>
      <text:p text:style-name="Standard"/>
      <text:p text:style-name="Standard">A imgem apenas mostra um destroço sub-aquatico.</text:p>
      <text:p text:style-name="Standard"/>
      <text:p text:style-name="Standard">Se for feito uma pesquisa por "New York wreck" (wreck=destroço) e verificar as imagens, haverá uma imagem igual que identificará o USS New York ACR-2. É necessário saber a sua localização que é na Baía Subic nas Filipinas.</text:p>
      <text:p text:style-name="Standard"/>
      <text:p text:style-name="Standard">A segunda imagem mostra uma embarcação de nome "Trident I". Juntando essa informação à anterior é possível fazer a busca usando o nome da embarcação "Trident I", o tipo "diveboat", e a localização, <text:s/>Phillipines". Nas imagens é possível encontrar a resposta: Arizona Dive Shop, Luz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4S</meta:editing-duration>
    <meta:editing-cycles>4</meta:editing-cycles>
    <meta:generator>OpenOffice/4.1.14$Win32 OpenOffice.org_project/4114m1$Build-9811</meta:generator>
    <dc:date>2023-07-31T09:02:28.24</dc:date>
    <meta:document-statistic meta:table-count="0" meta:image-count="0" meta:object-count="0" meta:page-count="1" meta:paragraph-count="5" meta:word-count="104" meta:character-count="642"/>
    <meta:user-defined meta:name="Info 1"/>
    <meta:user-defined meta:name="Info 2"/>
    <meta:user-defined meta:name="Info 3"/>
    <meta:user-defined meta:name="Info 4"/>
  </office:meta>
</office:document-meta>
</file>